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amExpression.matchValue( ServerWebExchange exchan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amsRequestCondition.compareTo( ParamsRequestCondition other , ServerWebExchange exchan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ramsRequestCondition.getExpres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sRequestCondition.combine( ParamsRequestCondition oth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aramsRequestCondition.getMatchingCondition( ServerWebExchange exchan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ramsRequestCondition.get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xpression.parseValue( String value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sRequestCondition.getValueMatchCount( Set &lt; ParamExpression &gt; expression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ramsRequestCondition.ParamsRequestCondition( String ...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sRequestCondition.getToStringIn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xpression.ParamExpression( String 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xpression.isCaseSensitiv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sRequestCondition.parseExpressions( String ... param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ramsRequestCondition.ParamsRequestCondition( Set &lt; ParamExpression &gt; condi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xpression.matchName( ServerWeb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